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229566" calcext:value-type="float">
            <text:p>-1.229566</text:p>
          </table:table-cell>
          <table:table-cell office:value-type="float" office:value="1.07770444" calcext:value-type="float">
            <text:p>1.07770444</text:p>
          </table:table-cell>
          <table:table-cell office:value-type="float" office:value="1.70828635" calcext:value-type="float">
            <text:p>1.70828635</text:p>
          </table:table-cell>
          <table:table-cell office:value-type="float" office:value="1.56827687" calcext:value-type="float">
            <text:p>1.56827687</text:p>
          </table:table-cell>
          <table:table-cell office:value-type="float" office:value="2.219159482" calcext:value-type="float">
            <text:p>2.219159482</text:p>
          </table:table-cell>
          <table:table-cell office:value-type="float" office:value="4.145824" calcext:value-type="float">
            <text:p>4.1458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2.133058" calcext:value-type="float">
            <text:p>-2.133058</text:p>
          </table:table-cell>
          <table:table-cell office:value-type="float" office:value="-0.70642423" calcext:value-type="float">
            <text:p>-0.70642423</text:p>
          </table:table-cell>
          <table:table-cell office:value-type="float" office:value="-0.13672082" calcext:value-type="float">
            <text:p>-0.13672082</text:p>
          </table:table-cell>
          <table:table-cell office:value-type="float" office:value="0.34598718" calcext:value-type="float">
            <text:p>0.34598718</text:p>
          </table:table-cell>
          <table:table-cell office:value-type="float" office:value="0.929324493" calcext:value-type="float">
            <text:p>0.929324493</text:p>
          </table:table-cell>
          <table:table-cell office:value-type="float" office:value="5.631061" calcext:value-type="float">
            <text:p>5.6310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1.396793" calcext:value-type="float">
            <text:p>-1.396793</text:p>
          </table:table-cell>
          <table:table-cell office:value-type="float" office:value="-0.62325884" calcext:value-type="float">
            <text:p>-0.62325884</text:p>
          </table:table-cell>
          <table:table-cell office:value-type="float" office:value="-0.3055383" calcext:value-type="float">
            <text:p>-0.3055383</text:p>
          </table:table-cell>
          <table:table-cell office:value-type="float" office:value="0.02988543" calcext:value-type="float">
            <text:p>0.02988543</text:p>
          </table:table-cell>
          <table:table-cell office:value-type="float" office:value="0.562225636" calcext:value-type="float">
            <text:p>0.562225636</text:p>
          </table:table-cell>
          <table:table-cell office:value-type="float" office:value="5.925496" calcext:value-type="float">
            <text:p>5.9254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352575" calcext:value-type="float">
            <text:p>-1.352575</text:p>
          </table:table-cell>
          <table:table-cell office:value-type="float" office:value="-0.51162386" calcext:value-type="float">
            <text:p>-0.51162386</text:p>
          </table:table-cell>
          <table:table-cell office:value-type="float" office:value="-0.15581215" calcext:value-type="float">
            <text:p>-0.15581215</text:p>
          </table:table-cell>
          <table:table-cell office:value-type="float" office:value="0.2003184" calcext:value-type="float">
            <text:p>0.2003184</text:p>
          </table:table-cell>
          <table:table-cell office:value-type="float" office:value="0.868325718" calcext:value-type="float">
            <text:p>0.868325718</text:p>
          </table:table-cell>
          <table:table-cell office:value-type="float" office:value="3.381307" calcext:value-type="float">
            <text:p>3.381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2.050218" calcext:value-type="float">
            <text:p>-2.050218</text:p>
          </table:table-cell>
          <table:table-cell office:value-type="float" office:value="-0.33816117" calcext:value-type="float">
            <text:p>-0.33816117</text:p>
          </table:table-cell>
          <table:table-cell office:value-type="float" office:value="0.33703707" calcext:value-type="float">
            <text:p>0.33703707</text:p>
          </table:table-cell>
          <table:table-cell office:value-type="float" office:value="0.62106996" calcext:value-type="float">
            <text:p>0.62106996</text:p>
          </table:table-cell>
          <table:table-cell office:value-type="float" office:value="1.557814942" calcext:value-type="float">
            <text:p>1.557814942</text:p>
          </table:table-cell>
          <table:table-cell office:value-type="float" office:value="4.367406" calcext:value-type="float">
            <text:p>4.3674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334533" calcext:value-type="float">
            <text:p>-1.334533</text:p>
          </table:table-cell>
          <table:table-cell office:value-type="float" office:value="-0.07668419" calcext:value-type="float">
            <text:p>-0.07668419</text:p>
          </table:table-cell>
          <table:table-cell office:value-type="float" office:value="1.04722565" calcext:value-type="float">
            <text:p>1.04722565</text:p>
          </table:table-cell>
          <table:table-cell office:value-type="float" office:value="0.91734435" calcext:value-type="float">
            <text:p>0.91734435</text:p>
          </table:table-cell>
          <table:table-cell office:value-type="float" office:value="1.760587172" calcext:value-type="float">
            <text:p>1.760587172</text:p>
          </table:table-cell>
          <table:table-cell office:value-type="float" office:value="3.474709" calcext:value-type="float">
            <text:p>3.4747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87924" calcext:value-type="float">
            <text:p>-1.87924</text:p>
          </table:table-cell>
          <table:table-cell office:value-type="float" office:value="0.36535953" calcext:value-type="float">
            <text:p>0.36535953</text:p>
          </table:table-cell>
          <table:table-cell office:value-type="float" office:value="1.4034295" calcext:value-type="float">
            <text:p>1.4034295</text:p>
          </table:table-cell>
          <table:table-cell office:value-type="float" office:value="1.11901478" calcext:value-type="float">
            <text:p>1.11901478</text:p>
          </table:table-cell>
          <table:table-cell office:value-type="float" office:value="1.779627932" calcext:value-type="float">
            <text:p>1.779627932</text:p>
          </table:table-cell>
          <table:table-cell office:value-type="float" office:value="3.470694" calcext:value-type="float">
            <text:p>3.4706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276149" calcext:value-type="float">
            <text:p>-1.276149</text:p>
          </table:table-cell>
          <table:table-cell office:value-type="float" office:value="0.91889806" calcext:value-type="float">
            <text:p>0.91889806</text:p>
          </table:table-cell>
          <table:table-cell office:value-type="float" office:value="1.63701287" calcext:value-type="float">
            <text:p>1.63701287</text:p>
          </table:table-cell>
          <table:table-cell office:value-type="float" office:value="1.50064558" calcext:value-type="float">
            <text:p>1.50064558</text:p>
          </table:table-cell>
          <table:table-cell office:value-type="float" office:value="2.085991716" calcext:value-type="float">
            <text:p>2.085991716</text:p>
          </table:table-cell>
          <table:table-cell office:value-type="float" office:value="4.144813" calcext:value-type="float">
            <text:p>4.1448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335992" calcext:value-type="float">
            <text:p>-1.335992</text:p>
          </table:table-cell>
          <table:table-cell office:value-type="float" office:value="-0.31741303" calcext:value-type="float">
            <text:p>-0.31741303</text:p>
          </table:table-cell>
          <table:table-cell office:value-type="float" office:value="0.17968695" calcext:value-type="float">
            <text:p>0.17968695</text:p>
          </table:table-cell>
          <table:table-cell office:value-type="float" office:value="0.3323051" calcext:value-type="float">
            <text:p>0.3323051</text:p>
          </table:table-cell>
          <table:table-cell office:value-type="float" office:value="0.817965085" calcext:value-type="float">
            <text:p>0.817965085</text:p>
          </table:table-cell>
          <table:table-cell office:value-type="float" office:value="5.343688" calcext:value-type="float">
            <text:p>5.3436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193726" calcext:value-type="float">
            <text:p>-2.193726</text:p>
          </table:table-cell>
          <table:table-cell office:value-type="float" office:value="-0.36615391" calcext:value-type="float">
            <text:p>-0.36615391</text:p>
          </table:table-cell>
          <table:table-cell office:value-type="float" office:value="-0.06986888" calcext:value-type="float">
            <text:p>-0.06986888</text:p>
          </table:table-cell>
          <table:table-cell office:value-type="float" office:value="0.20590118" calcext:value-type="float">
            <text:p>0.20590118</text:p>
          </table:table-cell>
          <table:table-cell office:value-type="float" office:value="0.737204752" calcext:value-type="float">
            <text:p>0.737204752</text:p>
          </table:table-cell>
          <table:table-cell office:value-type="float" office:value="2.821892" calcext:value-type="float">
            <text:p>2.8218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45273" calcext:value-type="float">
            <text:p>-1.45273</text:p>
          </table:table-cell>
          <table:table-cell office:value-type="float" office:value="-0.34599603" calcext:value-type="float">
            <text:p>-0.34599603</text:p>
          </table:table-cell>
          <table:table-cell office:value-type="float" office:value="0.05468946" calcext:value-type="float">
            <text:p>0.05468946</text:p>
          </table:table-cell>
          <table:table-cell office:value-type="float" office:value="0.29319131" calcext:value-type="float">
            <text:p>0.29319131</text:p>
          </table:table-cell>
          <table:table-cell office:value-type="float" office:value="0.815091543" calcext:value-type="float">
            <text:p>0.815091543</text:p>
          </table:table-cell>
          <table:table-cell office:value-type="float" office:value="3.263955" calcext:value-type="float">
            <text:p>3.2639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720669" calcext:value-type="float">
            <text:p>-1.720669</text:p>
          </table:table-cell>
          <table:table-cell office:value-type="float" office:value="-0.23224395" calcext:value-type="float">
            <text:p>-0.23224395</text:p>
          </table:table-cell>
          <table:table-cell office:value-type="float" office:value="0.41352174" calcext:value-type="float">
            <text:p>0.41352174</text:p>
          </table:table-cell>
          <table:table-cell office:value-type="float" office:value="0.49999845" calcext:value-type="float">
            <text:p>0.49999845</text:p>
          </table:table-cell>
          <table:table-cell office:value-type="float" office:value="1.242345052" calcext:value-type="float">
            <text:p>1.242345052</text:p>
          </table:table-cell>
          <table:table-cell office:value-type="float" office:value="3.470919" calcext:value-type="float">
            <text:p>3.4709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171018" calcext:value-type="float">
            <text:p>-1.171018</text:p>
          </table:table-cell>
          <table:table-cell office:value-type="float" office:value="0.03299599" calcext:value-type="float">
            <text:p>0.03299599</text:p>
          </table:table-cell>
          <table:table-cell office:value-type="float" office:value="0.99945212" calcext:value-type="float">
            <text:p>0.99945212</text:p>
          </table:table-cell>
          <table:table-cell office:value-type="float" office:value="0.88131959" calcext:value-type="float">
            <text:p>0.88131959</text:p>
          </table:table-cell>
          <table:table-cell office:value-type="float" office:value="1.634357679" calcext:value-type="float">
            <text:p>1.634357679</text:p>
          </table:table-cell>
          <table:table-cell office:value-type="float" office:value="3.022339" calcext:value-type="float">
            <text:p>3.0223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336029" calcext:value-type="float">
            <text:p>-1.336029</text:p>
          </table:table-cell>
          <table:table-cell office:value-type="float" office:value="0.39072599" calcext:value-type="float">
            <text:p>0.39072599</text:p>
          </table:table-cell>
          <table:table-cell office:value-type="float" office:value="1.36068367" calcext:value-type="float">
            <text:p>1.36068367</text:p>
          </table:table-cell>
          <table:table-cell office:value-type="float" office:value="1.19615709" calcext:value-type="float">
            <text:p>1.19615709</text:p>
          </table:table-cell>
          <table:table-cell office:value-type="float" office:value="1.841369514" calcext:value-type="float">
            <text:p>1.841369514</text:p>
          </table:table-cell>
          <table:table-cell office:value-type="float" office:value="6.424311" calcext:value-type="float">
            <text:p>6.4243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566749" calcext:value-type="float">
            <text:p>-1.566749</text:p>
          </table:table-cell>
          <table:table-cell office:value-type="float" office:value="1.00138436" calcext:value-type="float">
            <text:p>1.00138436</text:p>
          </table:table-cell>
          <table:table-cell office:value-type="float" office:value="1.68368576" calcext:value-type="float">
            <text:p>1.68368576</text:p>
          </table:table-cell>
          <table:table-cell office:value-type="float" office:value="1.54122816" calcext:value-type="float">
            <text:p>1.54122816</text:p>
          </table:table-cell>
          <table:table-cell office:value-type="float" office:value="2.15733122" calcext:value-type="float">
            <text:p>2.15733122</text:p>
          </table:table-cell>
          <table:table-cell office:value-type="float" office:value="4.322659" calcext:value-type="float">
            <text:p>4.3226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920791" calcext:value-type="float">
            <text:p>-1.920791</text:p>
          </table:table-cell>
          <table:table-cell office:value-type="float" office:value="-0.33034797" calcext:value-type="float">
            <text:p>-0.33034797</text:p>
          </table:table-cell>
          <table:table-cell office:value-type="float" office:value="0.43612737" calcext:value-type="float">
            <text:p>0.43612737</text:p>
          </table:table-cell>
          <table:table-cell office:value-type="float" office:value="0.53287886" calcext:value-type="float">
            <text:p>0.53287886</text:p>
          </table:table-cell>
          <table:table-cell office:value-type="float" office:value="1.349890259" calcext:value-type="float">
            <text:p>1.349890259</text:p>
          </table:table-cell>
          <table:table-cell office:value-type="float" office:value="4.854312" calcext:value-type="float">
            <text:p>4.8543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3.412424" calcext:value-type="float">
            <text:p>-3.412424</text:p>
          </table:table-cell>
          <table:table-cell office:value-type="float" office:value="-1.02268298" calcext:value-type="float">
            <text:p>-1.02268298</text:p>
          </table:table-cell>
          <table:table-cell office:value-type="float" office:value="-0.68229101" calcext:value-type="float">
            <text:p>-0.68229101</text:p>
          </table:table-cell>
          <table:table-cell office:value-type="float" office:value="-0.30011439" calcext:value-type="float">
            <text:p>-0.30011439</text:p>
          </table:table-cell>
          <table:table-cell office:value-type="float" office:value="0.087934697" calcext:value-type="float">
            <text:p>0.087934697</text:p>
          </table:table-cell>
          <table:table-cell office:value-type="float" office:value="5.278617" calcext:value-type="float">
            <text:p>5.2786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172743" calcext:value-type="float">
            <text:p>-2.172743</text:p>
          </table:table-cell>
          <table:table-cell office:value-type="float" office:value="-0.94264957" calcext:value-type="float">
            <text:p>-0.94264957</text:p>
          </table:table-cell>
          <table:table-cell office:value-type="float" office:value="-0.66772416" calcext:value-type="float">
            <text:p>-0.66772416</text:p>
          </table:table-cell>
          <table:table-cell office:value-type="float" office:value="-0.59153151" calcext:value-type="float">
            <text:p>-0.59153151</text:p>
          </table:table-cell>
          <table:table-cell office:value-type="float" office:value="-0.439103784" calcext:value-type="float">
            <text:p>-0.439103784</text:p>
          </table:table-cell>
          <table:table-cell office:value-type="float" office:value="4.542606" calcext:value-type="float">
            <text:p>4.5426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962945" calcext:value-type="float">
            <text:p>-1.962945</text:p>
          </table:table-cell>
          <table:table-cell office:value-type="float" office:value="-0.79161535" calcext:value-type="float">
            <text:p>-0.79161535</text:p>
          </table:table-cell>
          <table:table-cell office:value-type="float" office:value="-0.5719296" calcext:value-type="float">
            <text:p>-0.5719296</text:p>
          </table:table-cell>
          <table:table-cell office:value-type="float" office:value="-0.51888068" calcext:value-type="float">
            <text:p>-0.51888068</text:p>
          </table:table-cell>
          <table:table-cell office:value-type="float" office:value="-0.344469773" calcext:value-type="float">
            <text:p>-0.344469773</text:p>
          </table:table-cell>
          <table:table-cell office:value-type="float" office:value="1.941485" calcext:value-type="float">
            <text:p>1.9414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54483" calcext:value-type="float">
            <text:p>-1.54483</text:p>
          </table:table-cell>
          <table:table-cell office:value-type="float" office:value="-0.69798001" calcext:value-type="float">
            <text:p>-0.69798001</text:p>
          </table:table-cell>
          <table:table-cell office:value-type="float" office:value="-0.40410225" calcext:value-type="float">
            <text:p>-0.40410225</text:p>
          </table:table-cell>
          <table:table-cell office:value-type="float" office:value="-0.19890663" calcext:value-type="float">
            <text:p>-0.19890663</text:p>
          </table:table-cell>
          <table:table-cell office:value-type="float" office:value="0.160580397" calcext:value-type="float">
            <text:p>0.160580397</text:p>
          </table:table-cell>
          <table:table-cell office:value-type="float" office:value="3.20045" calcext:value-type="float">
            <text:p>3.200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546865" calcext:value-type="float">
            <text:p>-1.546865</text:p>
          </table:table-cell>
          <table:table-cell office:value-type="float" office:value="-0.57080406" calcext:value-type="float">
            <text:p>-0.57080406</text:p>
          </table:table-cell>
          <table:table-cell office:value-type="float" office:value="-0.2347225" calcext:value-type="float">
            <text:p>-0.2347225</text:p>
          </table:table-cell>
          <table:table-cell office:value-type="float" office:value="0.03988786" calcext:value-type="float">
            <text:p>0.03988786</text:p>
          </table:table-cell>
          <table:table-cell office:value-type="float" office:value="0.561615753" calcext:value-type="float">
            <text:p>0.561615753</text:p>
          </table:table-cell>
          <table:table-cell office:value-type="float" office:value="3.957139" calcext:value-type="float">
            <text:p>3.957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761603" calcext:value-type="float">
            <text:p>-1.761603</text:p>
          </table:table-cell>
          <table:table-cell office:value-type="float" office:value="-0.45219522" calcext:value-type="float">
            <text:p>-0.45219522</text:p>
          </table:table-cell>
          <table:table-cell office:value-type="float" office:value="0.0482986" calcext:value-type="float">
            <text:p>0.0482986</text:p>
          </table:table-cell>
          <table:table-cell office:value-type="float" office:value="0.25090384" calcext:value-type="float">
            <text:p>0.25090384</text:p>
          </table:table-cell>
          <table:table-cell office:value-type="float" office:value="0.96890841" calcext:value-type="float">
            <text:p>0.96890841</text:p>
          </table:table-cell>
          <table:table-cell office:value-type="float" office:value="3.245573" calcext:value-type="float">
            <text:p>3.2455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20791" calcext:value-type="float">
            <text:p>-1.920791</text:p>
          </table:table-cell>
          <table:table-cell office:value-type="float" office:value="-0.37208757" calcext:value-type="float">
            <text:p>-0.37208757</text:p>
          </table:table-cell>
          <table:table-cell office:value-type="float" office:value="0.3155939" calcext:value-type="float">
            <text:p>0.3155939</text:p>
          </table:table-cell>
          <table:table-cell office:value-type="float" office:value="0.49760157" calcext:value-type="float">
            <text:p>0.49760157</text:p>
          </table:table-cell>
          <table:table-cell office:value-type="float" office:value="1.302054602" calcext:value-type="float">
            <text:p>1.302054602</text:p>
          </table:table-cell>
          <table:table-cell office:value-type="float" office:value="4.66535" calcext:value-type="float">
            <text:p>4.665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38218" calcext:value-type="float">
            <text:p>-1.38218</text:p>
          </table:table-cell>
          <table:table-cell office:value-type="float" office:value="-0.66111622" calcext:value-type="float">
            <text:p>-0.66111622</text:p>
          </table:table-cell>
          <table:table-cell office:value-type="float" office:value="-0.20156842" calcext:value-type="float">
            <text:p>-0.20156842</text:p>
          </table:table-cell>
          <table:table-cell office:value-type="float" office:value="0.06013768" calcext:value-type="float">
            <text:p>0.06013768</text:p>
          </table:table-cell>
          <table:table-cell office:value-type="float" office:value="0.545795981" calcext:value-type="float">
            <text:p>0.545795981</text:p>
          </table:table-cell>
          <table:table-cell office:value-type="float" office:value="4.333995" calcext:value-type="float">
            <text:p>4.3339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226138" calcext:value-type="float">
            <text:p>-2.226138</text:p>
          </table:table-cell>
          <table:table-cell office:value-type="float" office:value="-0.67970608" calcext:value-type="float">
            <text:p>-0.67970608</text:p>
          </table:table-cell>
          <table:table-cell office:value-type="float" office:value="-0.4225548" calcext:value-type="float">
            <text:p>-0.4225548</text:p>
          </table:table-cell>
          <table:table-cell office:value-type="float" office:value="-0.34308807" calcext:value-type="float">
            <text:p>-0.34308807</text:p>
          </table:table-cell>
          <table:table-cell office:value-type="float" office:value="-0.107079033" calcext:value-type="float">
            <text:p>-0.107079033</text:p>
          </table:table-cell>
          <table:table-cell office:value-type="float" office:value="2.467823" calcext:value-type="float">
            <text:p>2.4678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722523" calcext:value-type="float">
            <text:p>-1.722523</text:p>
          </table:table-cell>
          <table:table-cell office:value-type="float" office:value="-0.7405101" calcext:value-type="float">
            <text:p>-0.7405101</text:p>
          </table:table-cell>
          <table:table-cell office:value-type="float" office:value="-0.46567881" calcext:value-type="float">
            <text:p>-0.46567881</text:p>
          </table:table-cell>
          <table:table-cell office:value-type="float" office:value="-0.36737264" calcext:value-type="float">
            <text:p>-0.36737264</text:p>
          </table:table-cell>
          <table:table-cell office:value-type="float" office:value="-0.145117627" calcext:value-type="float">
            <text:p>-0.145117627</text:p>
          </table:table-cell>
          <table:table-cell office:value-type="float" office:value="2.973411" calcext:value-type="float">
            <text:p>2.9734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87924" calcext:value-type="float">
            <text:p>-1.87924</text:p>
          </table:table-cell>
          <table:table-cell office:value-type="float" office:value="-0.73201052" calcext:value-type="float">
            <text:p>-0.73201052</text:p>
          </table:table-cell>
          <table:table-cell office:value-type="float" office:value="-0.36700293" calcext:value-type="float">
            <text:p>-0.36700293</text:p>
          </table:table-cell>
          <table:table-cell office:value-type="float" office:value="-0.25918295" calcext:value-type="float">
            <text:p>-0.25918295</text:p>
          </table:table-cell>
          <table:table-cell office:value-type="float" office:value="0.048333278" calcext:value-type="float">
            <text:p>0.048333278</text:p>
          </table:table-cell>
          <table:table-cell office:value-type="float" office:value="6.553876" calcext:value-type="float">
            <text:p>6.5538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845677" calcext:value-type="float">
            <text:p>-1.845677</text:p>
          </table:table-cell>
          <table:table-cell office:value-type="float" office:value="-0.57114917" calcext:value-type="float">
            <text:p>-0.57114917</text:p>
          </table:table-cell>
          <table:table-cell office:value-type="float" office:value="-0.20356836" calcext:value-type="float">
            <text:p>-0.20356836</text:p>
          </table:table-cell>
          <table:table-cell office:value-type="float" office:value="0.03130551" calcext:value-type="float">
            <text:p>0.03130551</text:p>
          </table:table-cell>
          <table:table-cell office:value-type="float" office:value="0.556592182" calcext:value-type="float">
            <text:p>0.556592182</text:p>
          </table:table-cell>
          <table:table-cell office:value-type="float" office:value="3.780677" calcext:value-type="float">
            <text:p>3.7806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532419" calcext:value-type="float">
            <text:p>-1.532419</text:p>
          </table:table-cell>
          <table:table-cell office:value-type="float" office:value="-0.49495305" calcext:value-type="float">
            <text:p>-0.49495305</text:p>
          </table:table-cell>
          <table:table-cell office:value-type="float" office:value="0.0174486" calcext:value-type="float">
            <text:p>0.0174486</text:p>
          </table:table-cell>
          <table:table-cell office:value-type="float" office:value="0.23783357" calcext:value-type="float">
            <text:p>0.23783357</text:p>
          </table:table-cell>
          <table:table-cell office:value-type="float" office:value="0.886792276" calcext:value-type="float">
            <text:p>0.886792276</text:p>
          </table:table-cell>
          <table:table-cell office:value-type="float" office:value="4.60203" calcext:value-type="float">
            <text:p>4.60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720669" calcext:value-type="float">
            <text:p>-1.720669</text:p>
          </table:table-cell>
          <table:table-cell office:value-type="float" office:value="-0.3550636" calcext:value-type="float">
            <text:p>-0.3550636</text:p>
          </table:table-cell>
          <table:table-cell office:value-type="float" office:value="0.37987094" calcext:value-type="float">
            <text:p>0.37987094</text:p>
          </table:table-cell>
          <table:table-cell office:value-type="float" office:value="0.52790565" calcext:value-type="float">
            <text:p>0.52790565</text:p>
          </table:table-cell>
          <table:table-cell office:value-type="float" office:value="1.382548181" calcext:value-type="float">
            <text:p>1.382548181</text:p>
          </table:table-cell>
          <table:table-cell office:value-type="float" office:value="5.361469" calcext:value-type="float">
            <text:p>5.3614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2.470604" calcext:value-type="float">
            <text:p>-2.470604</text:p>
          </table:table-cell>
          <table:table-cell office:value-type="float" office:value="-0.59563346" calcext:value-type="float">
            <text:p>-0.59563346</text:p>
          </table:table-cell>
          <table:table-cell office:value-type="float" office:value="-0.30512611" calcext:value-type="float">
            <text:p>-0.30512611</text:p>
          </table:table-cell>
          <table:table-cell office:value-type="float" office:value="-0.17032666" calcext:value-type="float">
            <text:p>-0.17032666</text:p>
          </table:table-cell>
          <table:table-cell office:value-type="float" office:value="0.200892865" calcext:value-type="float">
            <text:p>0.200892865</text:p>
          </table:table-cell>
          <table:table-cell office:value-type="float" office:value="2.659077" calcext:value-type="float">
            <text:p>2.6590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2.251226" calcext:value-type="float">
            <text:p>-2.251226</text:p>
          </table:table-cell>
          <table:table-cell office:value-type="float" office:value="-0.97057552" calcext:value-type="float">
            <text:p>-0.97057552</text:p>
          </table:table-cell>
          <table:table-cell office:value-type="float" office:value="-0.62092856" calcext:value-type="float">
            <text:p>-0.62092856</text:p>
          </table:table-cell>
          <table:table-cell office:value-type="float" office:value="-0.42581127" calcext:value-type="float">
            <text:p>-0.42581127</text:p>
          </table:table-cell>
          <table:table-cell office:value-type="float" office:value="0.030835683" calcext:value-type="float">
            <text:p>0.030835683</text:p>
          </table:table-cell>
          <table:table-cell office:value-type="float" office:value="3.708216" calcext:value-type="float">
            <text:p>3.7082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099166" calcext:value-type="float">
            <text:p>-2.099166</text:p>
          </table:table-cell>
          <table:table-cell office:value-type="float" office:value="-0.84886039" calcext:value-type="float">
            <text:p>-0.84886039</text:p>
          </table:table-cell>
          <table:table-cell office:value-type="float" office:value="-0.53103131" calcext:value-type="float">
            <text:p>-0.53103131</text:p>
          </table:table-cell>
          <table:table-cell office:value-type="float" office:value="-0.3731013" calcext:value-type="float">
            <text:p>-0.3731013</text:p>
          </table:table-cell>
          <table:table-cell office:value-type="float" office:value="-0.161414604" calcext:value-type="float">
            <text:p>-0.161414604</text:p>
          </table:table-cell>
          <table:table-cell office:value-type="float" office:value="3.378846" calcext:value-type="float">
            <text:p>3.3788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2.219292" calcext:value-type="float">
            <text:p>-2.219292</text:p>
          </table:table-cell>
          <table:table-cell office:value-type="float" office:value="-0.78773878" calcext:value-type="float">
            <text:p>-0.78773878</text:p>
          </table:table-cell>
          <table:table-cell office:value-type="float" office:value="-0.53935446" calcext:value-type="float">
            <text:p>-0.53935446</text:p>
          </table:table-cell>
          <table:table-cell office:value-type="float" office:value="-0.34087615" calcext:value-type="float">
            <text:p>-0.34087615</text:p>
          </table:table-cell>
          <table:table-cell office:value-type="float" office:value="0.002753201" calcext:value-type="float">
            <text:p>0.002753201</text:p>
          </table:table-cell>
          <table:table-cell office:value-type="float" office:value="2.134553" calcext:value-type="float">
            <text:p>2.1345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2.074765" calcext:value-type="float">
            <text:p>-2.074765</text:p>
          </table:table-cell>
          <table:table-cell office:value-type="float" office:value="-0.69098216" calcext:value-type="float">
            <text:p>-0.69098216</text:p>
          </table:table-cell>
          <table:table-cell office:value-type="float" office:value="-0.47075123" calcext:value-type="float">
            <text:p>-0.47075123</text:p>
          </table:table-cell>
          <table:table-cell office:value-type="float" office:value="-0.27683751" calcext:value-type="float">
            <text:p>-0.27683751</text:p>
          </table:table-cell>
          <table:table-cell office:value-type="float" office:value="0.100304192" calcext:value-type="float">
            <text:p>0.100304192</text:p>
          </table:table-cell>
          <table:table-cell office:value-type="float" office:value="2.862348" calcext:value-type="float">
            <text:p>2.8623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761442" calcext:value-type="float">
            <text:p>-1.761442</text:p>
          </table:table-cell>
          <table:table-cell office:value-type="float" office:value="-0.66523002" calcext:value-type="float">
            <text:p>-0.66523002</text:p>
          </table:table-cell>
          <table:table-cell office:value-type="float" office:value="-0.43145784" calcext:value-type="float">
            <text:p>-0.43145784</text:p>
          </table:table-cell>
          <table:table-cell office:value-type="float" office:value="-0.29173683" calcext:value-type="float">
            <text:p>-0.29173683</text:p>
          </table:table-cell>
          <table:table-cell office:value-type="float" office:value="-0.030500159" calcext:value-type="float">
            <text:p>-0.030500159</text:p>
          </table:table-cell>
          <table:table-cell office:value-type="float" office:value="1.805431" calcext:value-type="float">
            <text:p>1.8054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2.055592" calcext:value-type="float">
            <text:p>-2.055592</text:p>
          </table:table-cell>
          <table:table-cell office:value-type="float" office:value="-0.6359237" calcext:value-type="float">
            <text:p>-0.6359237</text:p>
          </table:table-cell>
          <table:table-cell office:value-type="float" office:value="-0.40892793" calcext:value-type="float">
            <text:p>-0.40892793</text:p>
          </table:table-cell>
          <table:table-cell office:value-type="float" office:value="-0.25549215" calcext:value-type="float">
            <text:p>-0.25549215</text:p>
          </table:table-cell>
          <table:table-cell office:value-type="float" office:value="0.018624988" calcext:value-type="float">
            <text:p>0.018624988</text:p>
          </table:table-cell>
          <table:table-cell office:value-type="float" office:value="3.774768" calcext:value-type="float">
            <text:p>3.7747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709376" calcext:value-type="float">
            <text:p>-1.709376</text:p>
          </table:table-cell>
          <table:table-cell office:value-type="float" office:value="-0.62460475" calcext:value-type="float">
            <text:p>-0.62460475</text:p>
          </table:table-cell>
          <table:table-cell office:value-type="float" office:value="-0.34797509" calcext:value-type="float">
            <text:p>-0.34797509</text:p>
          </table:table-cell>
          <table:table-cell office:value-type="float" office:value="-0.21777337" calcext:value-type="float">
            <text:p>-0.21777337</text:p>
          </table:table-cell>
          <table:table-cell office:value-type="float" office:value="0.095806693" calcext:value-type="float">
            <text:p>0.095806693</text:p>
          </table:table-cell>
          <table:table-cell office:value-type="float" office:value="3.222259" calcext:value-type="float">
            <text:p>3.2222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62893" calcext:value-type="float">
            <text:p>-1.62893</text:p>
          </table:table-cell>
          <table:table-cell office:value-type="float" office:value="-0.58587329" calcext:value-type="float">
            <text:p>-0.58587329</text:p>
          </table:table-cell>
          <table:table-cell office:value-type="float" office:value="-0.31479243" calcext:value-type="float">
            <text:p>-0.31479243</text:p>
          </table:table-cell>
          <table:table-cell office:value-type="float" office:value="-0.12974187" calcext:value-type="float">
            <text:p>-0.12974187</text:p>
          </table:table-cell>
          <table:table-cell office:value-type="float" office:value="0.221092578" calcext:value-type="float">
            <text:p>0.221092578</text:p>
          </table:table-cell>
          <table:table-cell office:value-type="float" office:value="6.343075" calcext:value-type="float">
            <text:p>6.3430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193726" calcext:value-type="float">
            <text:p>-2.193726</text:p>
          </table:table-cell>
          <table:table-cell office:value-type="float" office:value="-0.63770824" calcext:value-type="float">
            <text:p>-0.63770824</text:p>
          </table:table-cell>
          <table:table-cell office:value-type="float" office:value="-0.39335336" calcext:value-type="float">
            <text:p>-0.39335336</text:p>
          </table:table-cell>
          <table:table-cell office:value-type="float" office:value="-0.24619026" calcext:value-type="float">
            <text:p>-0.24619026</text:p>
          </table:table-cell>
          <table:table-cell office:value-type="float" office:value="0.01346853" calcext:value-type="float">
            <text:p>0.01346853</text:p>
          </table:table-cell>
          <table:table-cell office:value-type="float" office:value="2.471801" calcext:value-type="float">
            <text:p>2.4718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894667" calcext:value-type="float">
            <text:p>-1.894667</text:p>
          </table:table-cell>
          <table:table-cell office:value-type="float" office:value="-0.71620774" calcext:value-type="float">
            <text:p>-0.71620774</text:p>
          </table:table-cell>
          <table:table-cell office:value-type="float" office:value="-0.408514" calcext:value-type="float">
            <text:p>-0.408514</text:p>
          </table:table-cell>
          <table:table-cell office:value-type="float" office:value="-0.2961665" calcext:value-type="float">
            <text:p>-0.2961665</text:p>
          </table:table-cell>
          <table:table-cell office:value-type="float" office:value="-0.055867713" calcext:value-type="float">
            <text:p>-0.055867713</text:p>
          </table:table-cell>
          <table:table-cell office:value-type="float" office:value="2.387413" calcext:value-type="float">
            <text:p>2.3874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8508" calcext:value-type="float">
            <text:p>-1.8508</text:p>
          </table:table-cell>
          <table:table-cell office:value-type="float" office:value="-0.68387395" calcext:value-type="float">
            <text:p>-0.68387395</text:p>
          </table:table-cell>
          <table:table-cell office:value-type="float" office:value="-0.4478418" calcext:value-type="float">
            <text:p>-0.4478418</text:p>
          </table:table-cell>
          <table:table-cell office:value-type="float" office:value="-0.35452502" calcext:value-type="float">
            <text:p>-0.35452502</text:p>
          </table:table-cell>
          <table:table-cell office:value-type="float" office:value="-0.100495491" calcext:value-type="float">
            <text:p>-0.100495491</text:p>
          </table:table-cell>
          <table:table-cell office:value-type="float" office:value="1.54047" calcext:value-type="float">
            <text:p>1.540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723144" calcext:value-type="float">
            <text:p>-1.723144</text:p>
          </table:table-cell>
          <table:table-cell office:value-type="float" office:value="-0.64487469" calcext:value-type="float">
            <text:p>-0.64487469</text:p>
          </table:table-cell>
          <table:table-cell office:value-type="float" office:value="-0.39909088" calcext:value-type="float">
            <text:p>-0.39909088</text:p>
          </table:table-cell>
          <table:table-cell office:value-type="float" office:value="-0.28518981" calcext:value-type="float">
            <text:p>-0.28518981</text:p>
          </table:table-cell>
          <table:table-cell office:value-type="float" office:value="-0.065638052" calcext:value-type="float">
            <text:p>-0.065638052</text:p>
          </table:table-cell>
          <table:table-cell office:value-type="float" office:value="1.692303" calcext:value-type="float">
            <text:p>1.6923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2.050218" calcext:value-type="float">
            <text:p>-2.050218</text:p>
          </table:table-cell>
          <table:table-cell office:value-type="float" office:value="-0.62067004" calcext:value-type="float">
            <text:p>-0.62067004</text:p>
          </table:table-cell>
          <table:table-cell office:value-type="float" office:value="-0.35200975" calcext:value-type="float">
            <text:p>-0.35200975</text:p>
          </table:table-cell>
          <table:table-cell office:value-type="float" office:value="-0.24794391" calcext:value-type="float">
            <text:p>-0.24794391</text:p>
          </table:table-cell>
          <table:table-cell office:value-type="float" office:value="0.019133192" calcext:value-type="float">
            <text:p>0.019133192</text:p>
          </table:table-cell>
          <table:table-cell office:value-type="float" office:value="3.911783" calcext:value-type="float">
            <text:p>3.9117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896033" calcext:value-type="float">
            <text:p>-1.896033</text:p>
          </table:table-cell>
          <table:table-cell office:value-type="float" office:value="-0.6113306" calcext:value-type="float">
            <text:p>-0.6113306</text:p>
          </table:table-cell>
          <table:table-cell office:value-type="float" office:value="-0.3172453" calcext:value-type="float">
            <text:p>-0.3172453</text:p>
          </table:table-cell>
          <table:table-cell office:value-type="float" office:value="-0.18560528" calcext:value-type="float">
            <text:p>-0.18560528</text:p>
          </table:table-cell>
          <table:table-cell office:value-type="float" office:value="0.154764993" calcext:value-type="float">
            <text:p>0.154764993</text:p>
          </table:table-cell>
          <table:table-cell office:value-type="float" office:value="3.778087" calcext:value-type="float">
            <text:p>3.7780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641444" calcext:value-type="float">
            <text:p>-1.641444</text:p>
          </table:table-cell>
          <table:table-cell office:value-type="float" office:value="-0.67122284" calcext:value-type="float">
            <text:p>-0.67122284</text:p>
          </table:table-cell>
          <table:table-cell office:value-type="float" office:value="-0.35053742" calcext:value-type="float">
            <text:p>-0.35053742</text:p>
          </table:table-cell>
          <table:table-cell office:value-type="float" office:value="-0.13480329" calcext:value-type="float">
            <text:p>-0.13480329</text:p>
          </table:table-cell>
          <table:table-cell office:value-type="float" office:value="0.076030931" calcext:value-type="float">
            <text:p>0.076030931</text:p>
          </table:table-cell>
          <table:table-cell office:value-type="float" office:value="4.628087" calcext:value-type="float">
            <text:p>4.6280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3.440585" calcext:value-type="float">
            <text:p>-3.440585</text:p>
          </table:table-cell>
          <table:table-cell office:value-type="float" office:value="-1.30108046" calcext:value-type="float">
            <text:p>-1.30108046</text:p>
          </table:table-cell>
          <table:table-cell office:value-type="float" office:value="-0.94344461" calcext:value-type="float">
            <text:p>-0.94344461</text:p>
          </table:table-cell>
          <table:table-cell office:value-type="float" office:value="-0.89661409" calcext:value-type="float">
            <text:p>-0.89661409</text:p>
          </table:table-cell>
          <table:table-cell office:value-type="float" office:value="-0.598152732" calcext:value-type="float">
            <text:p>-0.598152732</text:p>
          </table:table-cell>
          <table:table-cell office:value-type="float" office:value="1.983297" calcext:value-type="float">
            <text:p>1.9832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458113" calcext:value-type="float">
            <text:p>-2.458113</text:p>
          </table:table-cell>
          <table:table-cell office:value-type="float" office:value="-1.03013329" calcext:value-type="float">
            <text:p>-1.03013329</text:p>
          </table:table-cell>
          <table:table-cell office:value-type="float" office:value="-0.7535757" calcext:value-type="float">
            <text:p>-0.7535757</text:p>
          </table:table-cell>
          <table:table-cell office:value-type="float" office:value="-0.73450736" calcext:value-type="float">
            <text:p>-0.73450736</text:p>
          </table:table-cell>
          <table:table-cell office:value-type="float" office:value="-0.546760342" calcext:value-type="float">
            <text:p>-0.546760342</text:p>
          </table:table-cell>
          <table:table-cell office:value-type="float" office:value="1.959903" calcext:value-type="float">
            <text:p>1.9599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2.117672" calcext:value-type="float">
            <text:p>-2.117672</text:p>
          </table:table-cell>
          <table:table-cell office:value-type="float" office:value="-0.91946923" calcext:value-type="float">
            <text:p>-0.91946923</text:p>
          </table:table-cell>
          <table:table-cell office:value-type="float" office:value="-0.72688383" calcext:value-type="float">
            <text:p>-0.72688383</text:p>
          </table:table-cell>
          <table:table-cell office:value-type="float" office:value="-0.67159304" calcext:value-type="float">
            <text:p>-0.67159304</text:p>
          </table:table-cell>
          <table:table-cell office:value-type="float" office:value="-0.52442888" calcext:value-type="float">
            <text:p>-0.52442888</text:p>
          </table:table-cell>
          <table:table-cell office:value-type="float" office:value="1.960747" calcext:value-type="float">
            <text:p>1.9607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2.093712" calcext:value-type="float">
            <text:p>-2.093712</text:p>
          </table:table-cell>
          <table:table-cell office:value-type="float" office:value="-0.81339559" calcext:value-type="float">
            <text:p>-0.81339559</text:p>
          </table:table-cell>
          <table:table-cell office:value-type="float" office:value="-0.58385873" calcext:value-type="float">
            <text:p>-0.58385873</text:p>
          </table:table-cell>
          <table:table-cell office:value-type="float" office:value="-0.43735584" calcext:value-type="float">
            <text:p>-0.43735584</text:p>
          </table:table-cell>
          <table:table-cell office:value-type="float" office:value="-0.253184241" calcext:value-type="float">
            <text:p>-0.253184241</text:p>
          </table:table-cell>
          <table:table-cell office:value-type="float" office:value="2.820408" calcext:value-type="float">
            <text:p>2.8204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2.470604" calcext:value-type="float">
            <text:p>-2.470604</text:p>
          </table:table-cell>
          <table:table-cell office:value-type="float" office:value="-0.76026638" calcext:value-type="float">
            <text:p>-0.76026638</text:p>
          </table:table-cell>
          <table:table-cell office:value-type="float" office:value="-0.5277303" calcext:value-type="float">
            <text:p>-0.5277303</text:p>
          </table:table-cell>
          <table:table-cell office:value-type="float" office:value="-0.32318373" calcext:value-type="float">
            <text:p>-0.32318373</text:p>
          </table:table-cell>
          <table:table-cell office:value-type="float" office:value="-0.121521175" calcext:value-type="float">
            <text:p>-0.121521175</text:p>
          </table:table-cell>
          <table:table-cell office:value-type="float" office:value="2.629712" calcext:value-type="float">
            <text:p>2.629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2.093712" calcext:value-type="float">
            <text:p>-2.093712</text:p>
          </table:table-cell>
          <table:table-cell office:value-type="float" office:value="-0.74331801" calcext:value-type="float">
            <text:p>-0.74331801</text:p>
          </table:table-cell>
          <table:table-cell office:value-type="float" office:value="-0.47833128" calcext:value-type="float">
            <text:p>-0.47833128</text:p>
          </table:table-cell>
          <table:table-cell office:value-type="float" office:value="-0.27687537" calcext:value-type="float">
            <text:p>-0.27687537</text:p>
          </table:table-cell>
          <table:table-cell office:value-type="float" office:value="-0.122018175" calcext:value-type="float">
            <text:p>-0.122018175</text:p>
          </table:table-cell>
          <table:table-cell office:value-type="float" office:value="2.916058" calcext:value-type="float">
            <text:p>2.9160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720669" calcext:value-type="float">
            <text:p>-1.720669</text:p>
          </table:table-cell>
          <table:table-cell office:value-type="float" office:value="-0.68505536" calcext:value-type="float">
            <text:p>-0.68505536</text:p>
          </table:table-cell>
          <table:table-cell office:value-type="float" office:value="-0.36049534" calcext:value-type="float">
            <text:p>-0.36049534</text:p>
          </table:table-cell>
          <table:table-cell office:value-type="float" office:value="-0.15711447" calcext:value-type="float">
            <text:p>-0.15711447</text:p>
          </table:table-cell>
          <table:table-cell office:value-type="float" office:value="0.090544046" calcext:value-type="float">
            <text:p>0.090544046</text:p>
          </table:table-cell>
          <table:table-cell office:value-type="float" office:value="3.311211" calcext:value-type="float">
            <text:p>3.311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722523" calcext:value-type="float">
            <text:p>-1.722523</text:p>
          </table:table-cell>
          <table:table-cell office:value-type="float" office:value="-0.7230703" calcext:value-type="float">
            <text:p>-0.7230703</text:p>
          </table:table-cell>
          <table:table-cell office:value-type="float" office:value="-0.36356549" calcext:value-type="float">
            <text:p>-0.36356549</text:p>
          </table:table-cell>
          <table:table-cell office:value-type="float" office:value="-0.19548989" calcext:value-type="float">
            <text:p>-0.19548989</text:p>
          </table:table-cell>
          <table:table-cell office:value-type="float" office:value="0.125165975" calcext:value-type="float">
            <text:p>0.125165975</text:p>
          </table:table-cell>
          <table:table-cell office:value-type="float" office:value="3.232298" calcext:value-type="float">
            <text:p>3.2322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459209" calcext:value-type="float">
            <text:p>-2.459209</text:p>
          </table:table-cell>
          <table:table-cell office:value-type="float" office:value="-0.74634087" calcext:value-type="float">
            <text:p>-0.74634087</text:p>
          </table:table-cell>
          <table:table-cell office:value-type="float" office:value="-0.52307147" calcext:value-type="float">
            <text:p>-0.52307147</text:p>
          </table:table-cell>
          <table:table-cell office:value-type="float" office:value="-0.42812846" calcext:value-type="float">
            <text:p>-0.42812846</text:p>
          </table:table-cell>
          <table:table-cell office:value-type="float" office:value="-0.25894238" calcext:value-type="float">
            <text:p>-0.25894238</text:p>
          </table:table-cell>
          <table:table-cell office:value-type="float" office:value="2.664724" calcext:value-type="float">
            <text:p>2.6647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455051" calcext:value-type="float">
            <text:p>-1.455051</text:p>
          </table:table-cell>
          <table:table-cell office:value-type="float" office:value="-0.84064749" calcext:value-type="float">
            <text:p>-0.84064749</text:p>
          </table:table-cell>
          <table:table-cell office:value-type="float" office:value="-0.5956917" calcext:value-type="float">
            <text:p>-0.5956917</text:p>
          </table:table-cell>
          <table:table-cell office:value-type="float" office:value="-0.54272547" calcext:value-type="float">
            <text:p>-0.54272547</text:p>
          </table:table-cell>
          <table:table-cell office:value-type="float" office:value="-0.359298759" calcext:value-type="float">
            <text:p>-0.359298759</text:p>
          </table:table-cell>
          <table:table-cell office:value-type="float" office:value="1.608718" calcext:value-type="float">
            <text:p>1.608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97176" calcext:value-type="float">
            <text:p>-1.97176</text:p>
          </table:table-cell>
          <table:table-cell office:value-type="float" office:value="-0.86501205" calcext:value-type="float">
            <text:p>-0.86501205</text:p>
          </table:table-cell>
          <table:table-cell office:value-type="float" office:value="-0.59444724" calcext:value-type="float">
            <text:p>-0.59444724</text:p>
          </table:table-cell>
          <table:table-cell office:value-type="float" office:value="-0.5068038" calcext:value-type="float">
            <text:p>-0.5068038</text:p>
          </table:table-cell>
          <table:table-cell office:value-type="float" office:value="-0.312620093" calcext:value-type="float">
            <text:p>-0.312620093</text:p>
          </table:table-cell>
          <table:table-cell office:value-type="float" office:value="2.247723" calcext:value-type="float">
            <text:p>2.2477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56562" calcext:value-type="float">
            <text:p>-1.56562</text:p>
          </table:table-cell>
          <table:table-cell office:value-type="float" office:value="-0.76950475" calcext:value-type="float">
            <text:p>-0.76950475</text:p>
          </table:table-cell>
          <table:table-cell office:value-type="float" office:value="-0.50589286" calcext:value-type="float">
            <text:p>-0.50589286</text:p>
          </table:table-cell>
          <table:table-cell office:value-type="float" office:value="-0.33036016" calcext:value-type="float">
            <text:p>-0.33036016</text:p>
          </table:table-cell>
          <table:table-cell office:value-type="float" office:value="-0.182332055" calcext:value-type="float">
            <text:p>-0.182332055</text:p>
          </table:table-cell>
          <table:table-cell office:value-type="float" office:value="2.577809" calcext:value-type="float">
            <text:p>2.5778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8508" calcext:value-type="float">
            <text:p>-1.8508</text:p>
          </table:table-cell>
          <table:table-cell office:value-type="float" office:value="-0.73342485" calcext:value-type="float">
            <text:p>-0.73342485</text:p>
          </table:table-cell>
          <table:table-cell office:value-type="float" office:value="-0.43387171" calcext:value-type="float">
            <text:p>-0.43387171</text:p>
          </table:table-cell>
          <table:table-cell office:value-type="float" office:value="-0.23230933" calcext:value-type="float">
            <text:p>-0.23230933</text:p>
          </table:table-cell>
          <table:table-cell office:value-type="float" office:value="-0.036299201" calcext:value-type="float">
            <text:p>-0.036299201</text:p>
          </table:table-cell>
          <table:table-cell office:value-type="float" office:value="3.712828" calcext:value-type="float">
            <text:p>3.7128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56961" calcext:value-type="float">
            <text:p>-1.56961</text:p>
          </table:table-cell>
          <table:table-cell office:value-type="float" office:value="-0.66992233" calcext:value-type="float">
            <text:p>-0.66992233</text:p>
          </table:table-cell>
          <table:table-cell office:value-type="float" office:value="-0.34788522" calcext:value-type="float">
            <text:p>-0.34788522</text:p>
          </table:table-cell>
          <table:table-cell office:value-type="float" office:value="-0.14206063" calcext:value-type="float">
            <text:p>-0.14206063</text:p>
          </table:table-cell>
          <table:table-cell office:value-type="float" office:value="0.042380999" calcext:value-type="float">
            <text:p>0.042380999</text:p>
          </table:table-cell>
          <table:table-cell office:value-type="float" office:value="3.744661" calcext:value-type="float">
            <text:p>3.744661</text:p>
          </table:table-cell>
          <table:table-cell table:number-columns-repeated="1015"/>
        </table:table-row>
      </table:table>
      <table:table table:name="Order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-2.193726" calcext:value-type="float">
            <text:p>-2.193726</text:p>
          </table:table-cell>
          <table:table-cell office:value-type="float" office:value="-0.8221068" calcext:value-type="float">
            <text:p>-0.8221068</text:p>
          </table:table-cell>
          <table:table-cell office:value-type="float" office:value="-0.5778936" calcext:value-type="float">
            <text:p>-0.5778936</text:p>
          </table:table-cell>
          <table:table-cell office:value-type="float" office:value="-0.4786292" calcext:value-type="float">
            <text:p>-0.4786292</text:p>
          </table:table-cell>
          <table:table-cell office:value-type="float" office:value="-0.2573732" calcext:value-type="float">
            <text:p>-0.2573732</text:p>
          </table:table-cell>
          <table:table-cell office:value-type="float" office:value="1.6835944" calcext:value-type="float">
            <text:p>1.68359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-3.412424" calcext:value-type="float">
            <text:p>-3.412424</text:p>
          </table:table-cell>
          <table:table-cell office:value-type="float" office:value="-1.1361478" calcext:value-type="float">
            <text:p>-1.1361478</text:p>
          </table:table-cell>
          <table:table-cell office:value-type="float" office:value="-0.8808043" calcext:value-type="float">
            <text:p>-0.8808043</text:p>
          </table:table-cell>
          <table:table-cell office:value-type="float" office:value="-0.9303412" calcext:value-type="float">
            <text:p>-0.9303412</text:p>
          </table:table-cell>
          <table:table-cell office:value-type="float" office:value="-0.6362073" calcext:value-type="float">
            <text:p>-0.6362073</text:p>
          </table:table-cell>
          <table:table-cell office:value-type="float" office:value="0.8262482" calcext:value-type="float">
            <text:p>0.82624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-2.470604" calcext:value-type="float">
            <text:p>-2.470604</text:p>
          </table:table-cell>
          <table:table-cell office:value-type="float" office:value="-1.1427423" calcext:value-type="float">
            <text:p>-1.1427423</text:p>
          </table:table-cell>
          <table:table-cell office:value-type="float" office:value="-0.8232697" calcext:value-type="float">
            <text:p>-0.8232697</text:p>
          </table:table-cell>
          <table:table-cell office:value-type="float" office:value="-0.8276414" calcext:value-type="float">
            <text:p>-0.8276414</text:p>
          </table:table-cell>
          <table:table-cell office:value-type="float" office:value="-0.5265428" calcext:value-type="float">
            <text:p>-0.5265428</text:p>
          </table:table-cell>
          <table:table-cell office:value-type="float" office:value="3.774768" calcext:value-type="float">
            <text:p>3.7747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-3.440585" calcext:value-type="float">
            <text:p>-3.440585</text:p>
          </table:table-cell>
          <table:table-cell office:value-type="float" office:value="-1.3437257" calcext:value-type="float">
            <text:p>-1.3437257</text:p>
          </table:table-cell>
          <table:table-cell office:value-type="float" office:value="-1.0167362" calcext:value-type="float">
            <text:p>-1.0167362</text:p>
          </table:table-cell>
          <table:table-cell office:value-type="float" office:value="-1.0573264" calcext:value-type="float">
            <text:p>-1.0573264</text:p>
          </table:table-cell>
          <table:table-cell office:value-type="float" office:value="-0.726787" calcext:value-type="float">
            <text:p>-0.726787</text:p>
          </table:table-cell>
          <table:table-cell office:value-type="float" office:value="1.3054092" calcext:value-type="float">
            <text:p>1.3054092</text:p>
          </table:table-cell>
          <table:table-cell table:number-columns-repeated="1017"/>
        </table:table-row>
      </table:table>
      <table:table table:name="Saturation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-2.470604" calcext:value-type="float">
            <text:p>-2.470604</text:p>
          </table:table-cell>
          <table:table-cell office:value-type="float" office:value="-0.7887553" calcext:value-type="float">
            <text:p>-0.7887553</text:p>
          </table:table-cell>
          <table:table-cell office:value-type="float" office:value="-0.5759543" calcext:value-type="float">
            <text:p>-0.5759543</text:p>
          </table:table-cell>
          <table:table-cell office:value-type="float" office:value="-0.530334" calcext:value-type="float">
            <text:p>-0.530334</text:p>
          </table:table-cell>
          <table:table-cell office:value-type="float" office:value="-0.3076506" calcext:value-type="float">
            <text:p>-0.3076506</text:p>
          </table:table-cell>
          <table:table-cell office:value-type="float" office:value="2.6590766" calcext:value-type="float">
            <text:p>2.65907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3.440585" calcext:value-type="float">
            <text:p>-3.440585</text:p>
          </table:table-cell>
          <table:table-cell office:value-type="float" office:value="-1.3591047" calcext:value-type="float">
            <text:p>-1.3591047</text:p>
          </table:table-cell>
          <table:table-cell office:value-type="float" office:value="-0.9838464" calcext:value-type="float">
            <text:p>-0.9838464</text:p>
          </table:table-cell>
          <table:table-cell office:value-type="float" office:value="-0.9784262" calcext:value-type="float">
            <text:p>-0.9784262</text:p>
          </table:table-cell>
          <table:table-cell office:value-type="float" office:value="-0.6735818" calcext:value-type="float">
            <text:p>-0.6735818</text:p>
          </table:table-cell>
          <table:table-cell office:value-type="float" office:value="1.6321425" calcext:value-type="float">
            <text:p>1.63214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2.458113" calcext:value-type="float">
            <text:p>-2.458113</text:p>
          </table:table-cell>
          <table:table-cell office:value-type="float" office:value="-1.0958937" calcext:value-type="float">
            <text:p>-1.0958937</text:p>
          </table:table-cell>
          <table:table-cell office:value-type="float" office:value="-0.8295681" calcext:value-type="float">
            <text:p>-0.8295681</text:p>
          </table:table-cell>
          <table:table-cell office:value-type="float" office:value="-0.8466298" calcext:value-type="float">
            <text:p>-0.8466298</text:p>
          </table:table-cell>
          <table:table-cell office:value-type="float" office:value="-0.5890021" calcext:value-type="float">
            <text:p>-0.5890021</text:p>
          </table:table-cell>
          <table:table-cell office:value-type="float" office:value="1.6024051" calcext:value-type="float">
            <text:p>1.6024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2.219292" calcext:value-type="float">
            <text:p>-2.219292</text:p>
          </table:table-cell>
          <table:table-cell office:value-type="float" office:value="-1.0171225" calcext:value-type="float">
            <text:p>-1.0171225</text:p>
          </table:table-cell>
          <table:table-cell office:value-type="float" office:value="-0.7844888" calcext:value-type="float">
            <text:p>-0.7844888</text:p>
          </table:table-cell>
          <table:table-cell office:value-type="float" office:value="-0.7908489" calcext:value-type="float">
            <text:p>-0.7908489</text:p>
          </table:table-cell>
          <table:table-cell office:value-type="float" office:value="-0.5870268" calcext:value-type="float">
            <text:p>-0.5870268</text:p>
          </table:table-cell>
          <table:table-cell office:value-type="float" office:value="0.8590949" calcext:value-type="float">
            <text:p>0.85909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2.093712" calcext:value-type="float">
            <text:p>-2.093712</text:p>
          </table:table-cell>
          <table:table-cell office:value-type="float" office:value="-0.9036837" calcext:value-type="float">
            <text:p>-0.9036837</text:p>
          </table:table-cell>
          <table:table-cell office:value-type="float" office:value="-0.7034595" calcext:value-type="float">
            <text:p>-0.7034595</text:p>
          </table:table-cell>
          <table:table-cell office:value-type="float" office:value="-0.6788373" calcext:value-type="float">
            <text:p>-0.6788373</text:p>
          </table:table-cell>
          <table:table-cell office:value-type="float" office:value="-0.5158571" calcext:value-type="float">
            <text:p>-0.5158571</text:p>
          </table:table-cell>
          <table:table-cell office:value-type="float" office:value="2.8204077" calcext:value-type="float">
            <text:p>2.82040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2.470604" calcext:value-type="float">
            <text:p>-2.470604</text:p>
          </table:table-cell>
          <table:table-cell office:value-type="float" office:value="-0.873526" calcext:value-type="float">
            <text:p>-0.873526</text:p>
          </table:table-cell>
          <table:table-cell office:value-type="float" office:value="-0.6857557" calcext:value-type="float">
            <text:p>-0.6857557</text:p>
          </table:table-cell>
          <table:table-cell office:value-type="float" office:value="-0.666935" calcext:value-type="float">
            <text:p>-0.666935</text:p>
          </table:table-cell>
          <table:table-cell office:value-type="float" office:value="-0.4860603" calcext:value-type="float">
            <text:p>-0.4860603</text:p>
          </table:table-cell>
          <table:table-cell office:value-type="float" office:value="1.4108423" calcext:value-type="float">
            <text:p>1.4108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2.093712" calcext:value-type="float">
            <text:p>-2.093712</text:p>
          </table:table-cell>
          <table:table-cell office:value-type="float" office:value="-0.8670104" calcext:value-type="float">
            <text:p>-0.8670104</text:p>
          </table:table-cell>
          <table:table-cell office:value-type="float" office:value="-0.6632229" calcext:value-type="float">
            <text:p>-0.6632229</text:p>
          </table:table-cell>
          <table:table-cell office:value-type="float" office:value="-0.6478276" calcext:value-type="float">
            <text:p>-0.6478276</text:p>
          </table:table-cell>
          <table:table-cell office:value-type="float" office:value="-0.4324662" calcext:value-type="float">
            <text:p>-0.4324662</text:p>
          </table:table-cell>
          <table:table-cell office:value-type="float" office:value="1.0438312" calcext:value-type="float">
            <text:p>1.04383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20791" calcext:value-type="float">
            <text:p>-1.920791</text:p>
          </table:table-cell>
          <table:table-cell office:value-type="float" office:value="-0.8479802" calcext:value-type="float">
            <text:p>-0.8479802</text:p>
          </table:table-cell>
          <table:table-cell office:value-type="float" office:value="-0.6137165" calcext:value-type="float">
            <text:p>-0.6137165</text:p>
          </table:table-cell>
          <table:table-cell office:value-type="float" office:value="-0.5828077" calcext:value-type="float">
            <text:p>-0.5828077</text:p>
          </table:table-cell>
          <table:table-cell office:value-type="float" office:value="-0.3477376" calcext:value-type="float">
            <text:p>-0.3477376</text:p>
          </table:table-cell>
          <table:table-cell office:value-type="float" office:value="1.9791657" calcext:value-type="float">
            <text:p>1.9791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722523" calcext:value-type="float">
            <text:p>-1.722523</text:p>
          </table:table-cell>
          <table:table-cell office:value-type="float" office:value="-0.8272525" calcext:value-type="float">
            <text:p>-0.8272525</text:p>
          </table:table-cell>
          <table:table-cell office:value-type="float" office:value="-0.5131075" calcext:value-type="float">
            <text:p>-0.5131075</text:p>
          </table:table-cell>
          <table:table-cell office:value-type="float" office:value="-0.443171" calcext:value-type="float">
            <text:p>-0.443171</text:p>
          </table:table-cell>
          <table:table-cell office:value-type="float" office:value="-0.2408696" calcext:value-type="float">
            <text:p>-0.2408696</text:p>
          </table:table-cell>
          <table:table-cell office:value-type="float" office:value="2.1121674" calcext:value-type="float">
            <text:p>2.11216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2.459209" calcext:value-type="float">
            <text:p>-2.459209</text:p>
          </table:table-cell>
          <table:table-cell office:value-type="float" office:value="-0.8645685" calcext:value-type="float">
            <text:p>-0.8645685</text:p>
          </table:table-cell>
          <table:table-cell office:value-type="float" office:value="-0.6213629" calcext:value-type="float">
            <text:p>-0.6213629</text:p>
          </table:table-cell>
          <table:table-cell office:value-type="float" office:value="-0.5939281" calcext:value-type="float">
            <text:p>-0.5939281</text:p>
          </table:table-cell>
          <table:table-cell office:value-type="float" office:value="-0.4054145" calcext:value-type="float">
            <text:p>-0.4054145</text:p>
          </table:table-cell>
          <table:table-cell office:value-type="float" office:value="2.4718012" calcext:value-type="float">
            <text:p>2.4718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894667" calcext:value-type="float">
            <text:p>-1.894667</text:p>
          </table:table-cell>
          <table:table-cell office:value-type="float" office:value="-0.9545309" calcext:value-type="float">
            <text:p>-0.9545309</text:p>
          </table:table-cell>
          <table:table-cell office:value-type="float" office:value="-0.7153548" calcext:value-type="float">
            <text:p>-0.7153548</text:p>
          </table:table-cell>
          <table:table-cell office:value-type="float" office:value="-0.6836766" calcext:value-type="float">
            <text:p>-0.6836766</text:p>
          </table:table-cell>
          <table:table-cell office:value-type="float" office:value="-0.4687921" calcext:value-type="float">
            <text:p>-0.4687921</text:p>
          </table:table-cell>
          <table:table-cell office:value-type="float" office:value="2.3874128" calcext:value-type="float">
            <text:p>2.3874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97176" calcext:value-type="float">
            <text:p>-1.97176</text:p>
          </table:table-cell>
          <table:table-cell office:value-type="float" office:value="-0.9794782" calcext:value-type="float">
            <text:p>-0.9794782</text:p>
          </table:table-cell>
          <table:table-cell office:value-type="float" office:value="-0.737892" calcext:value-type="float">
            <text:p>-0.737892</text:p>
          </table:table-cell>
          <table:table-cell office:value-type="float" office:value="-0.7359799" calcext:value-type="float">
            <text:p>-0.7359799</text:p>
          </table:table-cell>
          <table:table-cell office:value-type="float" office:value="-0.4877915" calcext:value-type="float">
            <text:p>-0.4877915</text:p>
          </table:table-cell>
          <table:table-cell office:value-type="float" office:value="1.4135845" calcext:value-type="float">
            <text:p>1.41358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845677" calcext:value-type="float">
            <text:p>-1.845677</text:p>
          </table:table-cell>
          <table:table-cell office:value-type="float" office:value="-0.9067117" calcext:value-type="float">
            <text:p>-0.9067117</text:p>
          </table:table-cell>
          <table:table-cell office:value-type="float" office:value="-0.688906" calcext:value-type="float">
            <text:p>-0.688906</text:p>
          </table:table-cell>
          <table:table-cell office:value-type="float" office:value="-0.6693202" calcext:value-type="float">
            <text:p>-0.6693202</text:p>
          </table:table-cell>
          <table:table-cell office:value-type="float" office:value="-0.4543179" calcext:value-type="float">
            <text:p>-0.4543179</text:p>
          </table:table-cell>
          <table:table-cell office:value-type="float" office:value="1.5029222" calcext:value-type="float">
            <text:p>1.5029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2.050218" calcext:value-type="float">
            <text:p>-2.050218</text:p>
          </table:table-cell>
          <table:table-cell office:value-type="float" office:value="-0.8613621" calcext:value-type="float">
            <text:p>-0.8613621</text:p>
          </table:table-cell>
          <table:table-cell office:value-type="float" office:value="-0.6507479" calcext:value-type="float">
            <text:p>-0.6507479</text:p>
          </table:table-cell>
          <table:table-cell office:value-type="float" office:value="-0.643904" calcext:value-type="float">
            <text:p>-0.643904</text:p>
          </table:table-cell>
          <table:table-cell office:value-type="float" office:value="-0.4101353" calcext:value-type="float">
            <text:p>-0.4101353</text:p>
          </table:table-cell>
          <table:table-cell office:value-type="float" office:value="0.9530688" calcext:value-type="float">
            <text:p>0.9530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896033" calcext:value-type="float">
            <text:p>-1.896033</text:p>
          </table:table-cell>
          <table:table-cell office:value-type="float" office:value="-0.8087269" calcext:value-type="float">
            <text:p>-0.8087269</text:p>
          </table:table-cell>
          <table:table-cell office:value-type="float" office:value="-0.6168641" calcext:value-type="float">
            <text:p>-0.6168641</text:p>
          </table:table-cell>
          <table:table-cell office:value-type="float" office:value="-0.5632932" calcext:value-type="float">
            <text:p>-0.5632932</text:p>
          </table:table-cell>
          <table:table-cell office:value-type="float" office:value="-0.3449085" calcext:value-type="float">
            <text:p>-0.3449085</text:p>
          </table:table-cell>
          <table:table-cell office:value-type="float" office:value="1.4758754" calcext:value-type="float">
            <text:p>1.4758754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3:29:49.465088820</meta:creation-date>
    <dc:date>2016-09-12T14:26:39.891307222</dc:date>
    <meta:editing-duration>PT47M37S</meta:editing-duration>
    <meta:editing-cycles>4</meta:editing-cycles>
    <meta:generator>LibreOffice/4.2.8.2$Linux_X86_64 LibreOffice_project/420m0$Build-2</meta:generator>
    <meta:document-statistic meta:table-count="3" meta:cell-count="707" meta:object-count="0"/>
  </office:meta>
</office:document-meta>
</file>